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tot</text:p>
          </table:table-cell>
          <table:table-cell office:value-type="float" office:value="893" calcext:value-type="float">
            <text:p>893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string" calcext:value-type="string">
            <text:p>N interior</text:p>
          </table:table-cell>
          <table:table-cell office:value-type="float" office:value="396" calcext:value-type="float">
            <text:p>396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string" calcext:value-type="string">
            <text:p>N boundary</text:p>
          </table:table-cell>
          <table:table-cell office:value-type="float" office:value="497" calcext:value-type="float">
            <text:p>497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Flop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</text:p>
          </table:table-cell>
          <table:table-cell table:formula="of:= ROUND(226*[.B1] + 500*[.B2] + 17*[.B3]+ 3*[.B2]*[.B2] + 6*[.B2]*[.B3] + 4*[.B3]*[.B3]/3)" office:value-type="float" office:value="2388932" calcext:value-type="float">
            <text:p>2388932</text:p>
          </table:table-cell>
          <table:table-cell table:formula="of:= ROUND(226*[.C1] + 500*[.C2] + 17*[.C3]+ 3*[.C2]*[.C2] + 6*[.C2]*[.C3] + 4*[.C3]*[.C3]/3)" office:value-type="float" office:value="89703811" calcext:value-type="float">
            <text:p>89703811</text:p>
          </table:table-cell>
        </table:table-row>
        <table:table-row table:style-name="ro1">
          <table:table-cell office:value-type="string" calcext:value-type="string">
            <text:p>Opt 1, 2, 3</text:p>
          </table:table-cell>
          <table:table-cell table:formula="of:= ROUND(164*[.B1] + 500*[.B2] + 17*[.B3] + 3*[.B2]*[.B2] + 6*[.B2]*[.B3] + 4*[.B3]*[.B3]/3)" office:value-type="float" office:value="2333566" calcext:value-type="float">
            <text:p>2333566</text:p>
          </table:table-cell>
          <table:table-cell table:formula="of:= ROUND(164*[.C1] + 500*[.C2] + 17*[.C3] + 3*[.C2]*[.C2] + 6*[.C2]*[.C3] + 4*[.C3]*[.C3]/3)" office:value-type="float" office:value="89363555" calcext:value-type="float">
            <text:p>89363555</text:p>
          </table:table-cell>
        </table:table-row>
        <table:table-row table:style-name="ro1">
          <table:table-cell office:value-type="string" calcext:value-type="string">
            <text:p>Opt 4</text:p>
          </table:table-cell>
          <table:table-cell table:formula="of:= ROUND(170*[.B1] + (1001/2)*[.B2] + 17*[.B3] + (5/2)*[.B2] *[.B2]+ 5*[.B2]*[.B3] + 10*[.B3]*[.B3]/9)" office:value-type="float" office:value="2009011" calcext:value-type="float">
            <text:p>2009011</text:p>
          </table:table-cell>
          <table:table-cell table:formula="of:= ROUND(170*[.C1] + (1001/2)*[.C2] + 17*[.C3] + (5/2)*[.C2] *[.C2]+ 5*[.C2]*[.C3] + 10*[.C3]*[.C3]/9)" office:value-type="float" office:value="74988791" calcext:value-type="float">
            <text:p>7498879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6:50:38.424007570</meta:creation-date>
    <dc:date>2020-06-06T17:06:29.530757493</dc:date>
    <meta:editing-duration>PT15M50S</meta:editing-duration>
    <meta:editing-cycles>4</meta:editing-cycles>
    <meta:generator>LibreOffice/6.0.7.3$Linux_X86_64 LibreOffice_project/00m0$Build-3</meta:generator>
    <meta:document-statistic meta:table-count="1" meta:cell-count="19" meta:object-count="0"/>
  </office:meta>
</office:document-meta>
</file>